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Jon,</text:p>
      <text:p text:style-name="P1"><text:tab/>Hey, it's Tim. How has college been for you? My first semester was pretty rough, but I managed to pass. I ended up taking five classes, that was such a big mistake. It will be worth it though because next year I actually get to take classes in programming. What about you, how was your first semester? This semester is going well so far. It's a good thing I'm only taking 4 classes this time because I don't think I can handle that much of a workload. I really like my classes. My history professor is pretty chill and funny. My chemistry professor is nice. Oh, and my English professor is nice and has good taste in music. My calculus professor is cool. What are your professors like?</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03T15:32:35.66</meta:creation-date>
    <meta:generator>OpenOffice/4.1.3$Win32 OpenOffice.org_project/413m1$Build-9783</meta:generator>
    <dc:date>2018-02-03T16:51:11.16</dc:date>
    <dc:creator>Timothy Cayer</dc:creator>
    <meta:editing-duration>PT1H18M33S</meta:editing-duration>
    <meta:editing-cycles>9</meta:editing-cycles>
    <meta:document-statistic meta:table-count="0" meta:image-count="0" meta:object-count="0" meta:page-count="1" meta:paragraph-count="3" meta:word-count="130" meta:character-count="696"/>
  </office:meta>
</office:document-meta>
</file>